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e funziona uno scheduler</text:h>
      <text:p text:style-name="Text_20_body"/>
      <text:p text:style-name="Text_20_body">Per prima cosa occorre capire quando uno scheduler viene chiamato e come dall'infrastruttura sottostante. Per fare questo si è creato uno scheduler vuoto e si sono messi dei breakpoints in tutti i metodi che lo scheduler deve implementare, per vedere quando vengono chiamati.</text:p>
      <text:p text:style-name="Text_20_body"/>
      <text:p text:style-name="Text_20_body">In prima battuta si è associato allo scheduler un solo processo periodico e lo si è lanciato. Sorprendentemente lo scheduler non è mai stato chiamato, neanche quando è stato eseguito il metodo setScheduler del thread. Dal momento che non è lo scheduler bisogna ipotizzare che ci sia un'entità associata al thread (o ai PeriodicParameters ad esso associato) che provvede a sbloccare il thread dalla waitForNextPeriod() quando giunge il nuovo periodo.</text:p>
      <text:p text:style-name="Text_20_body"/>
      <text:p text:style-name="Text_20_body">In un secondo tempo ho preparato due threads periodici in modo che quello con priorità maggiore avesse l'estante di release in nel mezzo dell'esecuzione dell'altro. Il thread con priorità maggiore esercita preemption su quello a priorità minore, ma nessun metodo dello scheduler viene richiamat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6T17:24:52</meta:creation-date>
    <meta:document-statistic meta:table-count="0" meta:image-count="0" meta:object-count="0" meta:page-count="1" meta:paragraph-count="4" meta:word-count="161" meta:character-count="1047"/>
    <dc:date>2011-05-16T17:59:56</dc:date>
    <dc:creator>Marco Nanni</dc:creator>
    <meta:editing-duration>PT4M44S</meta:editing-duration>
    <meta:editing-cycles>1</meta:editing-cycles>
    <meta:generator>OpenOffice.org/3.3$Solaris_x86 OpenOffice.org_project/330m20$Build-9567</meta:generator>
  </office:meta>
</office:document-meta>
</file>